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496a08" draw:marker-start-width="0.35cm" draw:marker-end-width="0.35cm" draw:fill="solid" draw:fill-color="#94bd5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1.07cm"/>
    </style:style>
    <style:style style:name="gr6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8" style:family="graphic" style:parent-style-name="standard">
      <style:graphic-properties draw:stroke="solid" draw:stroke-dash="Ultrafine_20_Dashed" svg:stroke-width="0.05cm" svg:stroke-color="#333333" draw:marker-start-width="0.275cm" draw:marker-end-width="0.275cm" draw:fill="solid" draw:fill-color="#c0c0c0" draw:opacity="50%" draw:textarea-horizontal-align="center" draw:textarea-vertical-align="middle" fo:padding-top="0.025cm" fo:padding-bottom="0.025cm" fo:padding-left="0.025cm" fo:padding-right="0.025cm" draw:shadow-opacity="50%"/>
    </style:style>
    <style:style style:name="gr9" style:family="graphic" style:parent-style-name="standard">
      <style:graphic-properties draw:stroke="none" svg:stroke-color="#198533" draw:fill="none" draw:fill-color="#ffffff" draw:textarea-horizontal-align="right" draw:textarea-vertical-align="bottom" draw:auto-grow-height="true" draw:auto-grow-width="false" fo:min-height="0.825cm" fo:min-width="6.5cm"/>
    </style:style>
    <style:style style:name="gr10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028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solid" svg:stroke-width="0.3cm" svg:stroke-color="#496a08" draw:marker-start-width="0.65cm" draw:marker-end="Arrow" draw:marker-end-width="0.65cm" draw:fill="solid" draw:fill-color="#198533" draw:textarea-horizontal-align="center" draw:textarea-vertical-align="middle" fo:padding-top="0.35cm" fo:padding-bottom="0.35cm" fo:padding-left="0.35cm" fo:padding-right="0.3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0000ff"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00ff" fo:font-size="24pt" fo:font-style="italic"/>
    </style:style>
    <style:style style:name="P7" style:family="paragraph">
      <style:paragraph-properties fo:margin-left="0cm" fo:margin-right="0cm" fo:text-indent="0cm"/>
      <style:text-properties fo:color="#ff0000" fo:font-size="24pt" fo:font-style="italic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color="#496a08" fo:font-size="24pt" style:text-underline-style="none"/>
    </style:style>
    <style:style style:name="P10" style:family="paragraph">
      <style:paragraph-properties fo:margin-left="0cm" fo:margin-right="0cm" fo:text-align="start" fo:text-indent="0cm"/>
      <style:text-properties fo:color="#ff0000" fo:font-size="24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color="#0000ff" fo:font-size="24pt"/>
    </style:style>
    <style:style style:name="T2" style:family="text">
      <style:text-properties fo:color="#0000ff" fo:font-size="12pt"/>
    </style:style>
    <style:style style:name="T3" style:family="text">
      <style:text-properties fo:color="#0000ff" fo:font-size="28pt" fo:font-style="italic"/>
    </style:style>
    <style:style style:name="T4" style:family="text">
      <style:text-properties fo:color="#0000ff" fo:font-size="12pt" fo:font-style="italic" style:font-size-asian="12pt" style:font-size-complex="12pt"/>
    </style:style>
    <style:style style:name="T5" style:family="text">
      <style:text-properties fo:color="#ff0000" fo:font-size="28pt" fo:font-style="italic"/>
    </style:style>
    <style:style style:name="T6" style:family="text">
      <style:text-properties fo:color="#ff0000" fo:font-size="8pt" fo:font-style="italic"/>
    </style:style>
    <style:style style:name="T7" style:family="text">
      <style:text-properties fo:color="#ff0000" fo:font-size="12pt" fo:font-style="italic" style:font-size-asian="12pt" style:font-size-complex="12pt"/>
    </style:style>
    <style:style style:name="T8" style:family="text">
      <style:text-properties fo:color="#496a08" fo:font-size="24pt" style:text-underline-style="none"/>
    </style:style>
    <style:style style:name="T9" style:family="text">
      <style:text-properties fo:color="#496a08"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fo:color="#ff0000" fo:font-size="24pt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8.323cm" svg:height="14.641cm" svg:x="5.856cm" svg:y="3.886cm">
          <text:p text:style-name="P5"/>
        </draw:rect>
        <draw:rect draw:style-name="gr1" draw:text-style-name="P1" draw:layer="layout" svg:width="18.323cm" svg:height="14.641cm" svg:x="5.555cm" svg:y="3.585cm">
          <text:p text:style-name="P5"/>
        </draw:rect>
        <draw:line draw:style-name="gr2" draw:text-style-name="P3" draw:layer="layout" svg:x1="5.254cm" svg:y1="3cm" svg:x2="19.598cm" svg:y2="3cm">
          <text:p text:style-name="P2"><text:span text:style-name="T1">feature types/models</text:span><text:span text:style-name="T2"> (HMM, TM, signal, etc)</text:span></text:p>
        </draw:line>
        <draw:rect draw:style-name="gr3" draw:text-style-name="P1" draw:layer="layout" svg:width="18.323cm" svg:height="14.641cm" svg:x="5.254cm" svg:y="3.284cm">
          <text:p text:style-name="P5"/>
        </draw:rect>
        <draw:line draw:style-name="gr4" draw:text-style-name="P4" draw:layer="layout" svg:x1="7.077cm" svg:y1="3.3cm" svg:x2="7.084cm" svg:y2="17.925cm">
          <text:p text:style-name="P5"/>
        </draw:line>
        <draw:frame draw:style-name="gr5" draw:text-style-name="P6" draw:layer="layout" svg:width="11.57cm" svg:height="3.02cm" svg:x="8.507cm" svg:y="3.58cm">
          <draw:text-box>
            <text:p text:style-name="P5"><text:span text:style-name="T3">Sequence Analysis</text:span></text:p>
            <text:p text:style-name="P5"><text:span text:style-name="T4"/></text:p>
            <text:p text:style-name="P5"><text:span text:style-name="T4">i.e., show predictions for a given sequence</text:span></text:p>
            <text:p text:style-name="P5"><text:span text:style-name="T4">computing these takes minutes to hours per sequence</text:span></text:p>
          </draw:text-box>
        </draw:frame>
        <draw:line draw:style-name="gr6" draw:text-style-name="P1" draw:layer="layout" svg:x1="5.254cm" svg:y1="4.825cm" svg:x2="19.598cm" svg:y2="4.825cm">
          <text:p text:style-name="P5"/>
        </draw:line>
        <draw:frame draw:style-name="gr7" draw:text-style-name="P7" draw:layer="layout" svg:width="13.147cm" svg:height="3.893cm" draw:transform="rotate (-1.57079632679579) translate (8.47cm 5.686cm)">
          <draw:text-box>
            <text:p text:style-name="P5"><text:span text:style-name="T5">Feature-Based Mining</text:span></text:p>
            <text:p text:style-name="P5"><text:span text:style-name="T6"/></text:p>
            <text:p text:style-name="P5"><text:span text:style-name="T7">i.e., show sequences which contain a </text:span></text:p>
            <text:p text:style-name="P5"><text:span text:style-name="T7">computing these takes days to months for a typical feature set</text:span></text:p>
          </draw:text-box>
        </draw:frame>
        <draw:rect draw:style-name="gr8" draw:text-style-name="P1" draw:layer="layout" svg:width="0.463cm" svg:height="0.464cm" svg:x="6.861cm" svg:y="4.562cm">
          <text:p text:style-name="P5"/>
        </draw:rect>
        <draw:frame draw:style-name="gr9" draw:text-style-name="P9" draw:layer="layout" svg:width="8.5cm" svg:height="2.143cm" svg:x="14.7cm" svg:y="15.474cm">
          <draw:text-box>
            <text:p text:style-name="P8"><text:span text:style-name="T8">parameters</text:span></text:p>
            <text:p text:style-name="P8"><text:span text:style-name="T9">identifies the execution arguments/options for every prediction result</text:span></text:p>
          </draw:text-box>
        </draw:frame>
        <draw:line draw:style-name="gr10" draw:text-style-name="P10" draw:layer="layout" svg:x1="4.954cm" svg:y1="3.4cm" svg:x2="4.954cm" svg:y2="17.8cm">
          <text:p text:style-name="P2"><text:span text:style-name="T10">sequences </text:span><text:span text:style-name="T11">(non-redundant superset of all sequences)</text:span></text:p>
        </draw:line>
        <draw:line draw:style-name="gr11" draw:text-style-name="P1" draw:layer="layout" svg:x1="9.977cm" svg:y1="7.7cm" svg:x2="7.377cm" svg:y2="5.1cm">
          <text:p text:style-name="P5"/>
        </draw:line>
        <draw:frame draw:style-name="gr12" draw:text-style-name="P5" draw:layer="layout" svg:width="9.651cm" svg:height="2.484cm" svg:x="9.849cm" svg:y="7.516cm">
          <draw:text-box>
            <text:p text:style-name="P5">Prediction results</text:p>
            <text:p text:style-name="P5"><text:span text:style-name="T12">contain method-specific data such as score, e-value, p-value, kinase probability, etc.</text:span></text:p>
          </draw:text-box>
        </draw:frame>
        <draw:rect draw:style-name="gr13" draw:text-style-name="P1" draw:layer="layout" svg:width="18.323cm" svg:height="14.641cm" svg:x="5.255cm" svg:y="3.285cm">
          <text:p text:style-name="P5"/>
        </draw:rect>
        <draw:line draw:style-name="gr14" draw:text-style-name="P1" draw:layer="layout" svg:x1="23.2cm" svg:y1="17.444cm" svg:x2="25cm" svg:y2="19.249cm">
          <text:p text:style-name="P5"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Reece Hart</meta:initial-creator>
    <meta:creation-date>2008-04-24T09:27:05</meta:creation-date>
    <dc:creator>Reece Hart</dc:creator>
    <dc:date>2008-11-20T16:06:51</dc:date>
    <meta:editing-cycles>14</meta:editing-cycles>
    <meta:editing-duration>PT44M37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